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Fuentedepárrafopredeter." style:family="text">
      <style:text-properties style:font-name="Arial" style:font-name-complex="Arial"/>
    </style:style>
    <style:style style:name="P4" style:parent-style-name="Normal" style:family="paragraph">
      <style:paragraph-properties fo:text-align="center"/>
    </style:style>
    <style:style style:name="T5" style:parent-style-name="Fuentedepárrafopredeter." style:family="text">
      <style:text-properties style:font-name="Arial" style:font-name-complex="Arial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3.47517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3"><draw:frame draw:z-index="251658240" draw:style-name="a1" draw:name="Imagen 1" text:anchor-type="paragraph" svg:x="0in" svg:y="0.65833in" svg:width="7.96506in" svg:height="8.91667in" style:rel-width="scale" style:rel-height="scale"><draw:image xlink:href="media/image2.jpeg" xlink:type="simple" xlink:show="embed" xlink:actuate="onLoad"/><svg:title/><svg:desc>Plantillas de Plannings y Agendas online | Canva</svg:desc></draw:frame></text:span></text:p>
      <text:p text:style-name="P4"><text:span text:style-name="T5">Formato de proyección soci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cabezado"><draw:frame draw:style-name="a0" draw:name="Imagen 3" text:anchor-type="as-char" svg:x="0in" svg:y="0in" svg:width="0.52148in" svg:height="0.5744in" style:rel-width="scale" style:rel-height="scale"><draw:image xlink:href="media/image1.png" xlink:type="simple" xlink:show="embed" xlink:actuate="onLoad"/><svg:title/><svg:desc>Sistema Virtual de Gestión Académica - SVGA</svg:desc></draw:frame><text:s/><text:span text:style-name="T2">Elaborado por: Ailyn Slendy Cueto Astroza. 9° semestre de Enfermería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S FELIPE DIAZ MONSALVE</meta:initial-creator>
    <dc:creator>ANDRES FELIPE DIAZ MONSALVE</dc:creator>
    <meta:creation-date>2023-11-08T18:38:00Z</meta:creation-date>
    <dc:date>2023-11-08T18:43:00Z</dc:date>
    <meta:template xlink:href="Normal" xlink:type="simple"/>
    <meta:editing-cycles>1</meta:editing-cycles>
    <meta:editing-duration>PT300S</meta:editing-duration>
    <meta:document-statistic meta:page-count="1" meta:paragraph-count="1" meta:word-count="4" meta:character-count="30" meta:row-count="1" meta:non-whitespace-character-count="27"/>
  </office:meta>
</office:document-meta>
</file>